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Table_20_Contents" style:list-style-name="L46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47">
      <style:text-properties style:font-name="Verdana" fo:font-size="16pt" style:font-size-asian="16pt" style:font-size-complex="16pt"/>
    </style:style>
    <style:style style:name="P37" style:family="paragraph" style:parent-style-name="Table_20_Contents" style:list-style-name="L48">
      <style:text-properties style:font-name="Verdana" fo:font-size="16pt" style:font-size-asian="16pt" style:font-size-complex="16pt"/>
    </style:style>
    <style:style style:name="P38" style:family="paragraph" style:parent-style-name="Table_20_Contents" style:list-style-name="L49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46">
      <style:text-properties style:font-name="Verdana" fo:font-size="16pt" fo:background-color="#996600" style:font-size-asian="16pt" style:font-size-complex="16pt"/>
    </style:style>
    <style:style style:name="P40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1" style:family="paragraph" style:parent-style-name="Text_20_body" style:list-style-name="L45">
      <style:paragraph-properties fo:line-height="150%"/>
      <style:text-properties style:font-name="Arial" fo:font-size="16pt" style:font-name-asian="Arial" style:font-size-asian="16pt" style:font-size-complex="16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9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10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10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0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5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0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7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8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background-color="#ffff00"/>
    </style:style>
    <style:style style:name="T17" style:family="text">
      <style:text-properties fo:background-color="#ffff00" style:language-asian="ja" style:country-asian="JP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#ff9900"/>
    </style:style>
    <style:style style:name="T21" style:family="text">
      <style:text-properties fo:background-color="#ff9900" style:language-asian="ja" style:country-asian="JP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6901625198174529764" text:style-name="L1">
        <text:list-item>
          <text:p text:style-name="P43">REVIEW </text:p>
          <text:list>
            <text:list-item>
              <text:p text:style-name="P43">TEST </text:p>
              <text:list>
                <text:list-item>
                  <text:p text:style-name="P43">compile ==&gt; </text:p>
                </text:list-item>
                <text:list-item>
                  <text:p text:style-name="P43">run (log files gen-ed) ==&gt; </text:p>
                </text:list-item>
                <text:list-item>
                  <text:p text:style-name="P43">log file ==&gt; </text:p>
                  <text:list>
                    <text:list-item>
                      <text:p text:style-name="P43"><text:span text:style-name="T2">#_ </text:span>“(step : j2 : N : 1) is_Order_Fully_Pending =&gt; false” <text:soft-page-break/>==&gt; OK</text:p>
                    </text:list-item>
                    <text:list-item>
                      <text:p text:style-name="P43"><text:span text:style-name="T2">#_ </text:span>“(step : j3 : ” ==&gt; </text:p>
                    </text:list-item>
                  </text:list>
                </text:list-item>
                <text:list-item>
                  <text:p text:style-name="P43"><text:span text:style-name="T2">#_ </text:span>stop ea ==&gt; </text:p>
                </text:list-item>
                <text:list-item>
                  <text:p text:style-name="P43"><text:span text:style-name="T2">#_ </text:span>see log ==&gt; </text:p>
                </text:list-item>
              </text:list>
            </text:list-item>
          </text:list>
        </text:list-item>
        <text:list-item>
          <text:p text:style-name="P43">TASK : TASKS-41.1 (take_Position__Sell)</text:p>
          <text:list>
            <text:list-item>
              <text:list>
                <text:list-item>
                  <text:p text:style-name="P43">//next:20200728_151019:n</text:p>
                </text:list-item>
              </text:list>
            </text:list-item>
            <text:list-item>
              <text:p text:style-name="P43">T-1.1 : new FUNC</text:p>
              <text:list>
                <text:list-item>
                  <text:p text:style-name="P43">CODE</text:p>
                  <text:list>
                    <text:list-item>
                      <text:p text:style-name="P43">DUP : take_Position__Buy</text:p>
                    </text:list-item>
                    <text:list-item>
                      <text:p text:style-name="P43">==&gt; already coded</text:p>
                    </text:list-item>
                  </text:list>
                </text:list-item>
              </text:list>
            </text:list-item>
            <text:list-item>
              <text:p text:style-name="P43">T-1.2 : use ==&gt; code</text:p>
              <text:list>
                <text:list-item>
                  <text:p text:style-name="P43">CODE : //_20200331_173735:tmp</text:p>
                  <text:list>
                    <text:list-item>
                      <text:p text:style-name="P43">==&gt; the lines therebelow → delete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</text:list-item>
                  </text:list>
                </text:list-item>
                <text:list-item>
                  <text:p text:style-name="P43">CODE : //next:20200728_151019:n</text:p>
                  <text:list>
                    <text:list-item>
                      <text:p text:style-name="P43">comment out : “return 0; <text:s text:c="2"/>//debug:20200728_140900:d”</text:p>
                    </text:list-item>
                    <text:list-item>
                      <text:p text:style-name="P43">edit line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  <text:list>
                        <text:list-item>
                          <text:p text:style-name="P43">==&gt; search “(step : j3 :”</text:p>
                        </text:list-item>
                        <text:list-item>
                          <text:p text:style-name="P43">===&gt; “OrderSend failed with error #0”</text:p>
                        </text:list-item>
                        <text:list-item>
                          <text:p text:style-name="P43">===&gt; </text:p>
                          <text:list>
                            <text:list-item>
                              <text:p text:style-name="P43">“stoploss<text:tab/>75.331</text:p>
                            </text:list-item>
                            <text:list-item>
                              <text:p text:style-name="P43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3 : update func ==&gt; take_Position__Sell</text:p>
              <text:list>
                <text:list-item>
                  <text:p text:style-name="P43">CODE : //20200730_145648:head</text:p>
                  <text:list>
                    <text:list-item>
                      <text:p text:style-name="P43">//code:20200730_145823:c</text:p>
                    </text:list-item>
                    <text:list-item>
                      <text:p text:style-name="P43">//debug:20200730_145815:d</text:p>
                    </text:list-item>
                  </text:list>
                </text:list-item>
                <text:list-item>
                  <text:p text:style-name="P43">CODE :</text:p>
                  <text:list>
                    <text:list-item>
                      <text:list>
                        <text:list-item>
                          <text:p text:style-name="P43">//code:20200730_151313:c (init())</text:p>
                        </text:list-item>
                        <text:list-item>
                          <text:p text:style-name="P43">//code:20200730_151828:c ==&gt; take_Position__Sell()</text:p>
                        </text:list-item>
                      </text:list>
                    </text:list-item>
                    <text:list-item>
                      <text:p text:style-name="P43">test ==&gt; take_Position__Sell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  <text:list>
                        <text:list-item>
                          <text:p text:style-name="P43">=&gt; search “init() ==&gt; exiting...” (log file)</text:p>
                        </text:list-item>
                        <text:list-item>
                          <text:p text:style-name="P43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4 : debug return ==&gt; comment out</text:p>
              <text:list>
                <text:list-item>
                  <text:p text:style-name="P43">CODE : //debug:20200730_145815:d</text:p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=&gt; search “(step : j3 : Y : 2)”</text:p>
                    </text:list-item>
                    <text:list-item>
                      <text:p text:style-name="P43">===&gt; OK</text:p>
                    </text:list-item>
                  </text:list>
                </text:list-item>
                <text:list-item>
                  <text:p text:style-name="P43">PROBLEM</text:p>
                  <text:list>
                    <text:list-item>
                      <text:p text:style-name="P43">order ==&gt; returned “0”</text:p>
                      <text:list>
                        <text:list-item>
                          <text:p text:style-name="P43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3">FOUND ==&gt; “OrderSend” → “volume” ~~&gt; 1</text:p>
                    </text:list-item>
                    <text:list-item>
                      <text:p text:style-name="P43"><text:soft-page-break/>TRY</text:p>
                      <text:list>
                        <text:list-item>
                          <text:p text:style-name="P43">change ==&gt; to : 0.1</text:p>
                        </text:list-item>
                        <text:list-item>
                          <text:p text:style-name="P43">compile</text:p>
                        </text:list-item>
                        <text:list-item>
                          <text:p text:style-name="P43">run</text:p>
                          <text:list>
                            <text:list-item>
                              <text:p text:style-name="P43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22807178051050313" text:style-name="L2">
        <text:list-item>
          <text:p text:style-name="P44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4206122227233651367" text:style-name="L3">
        <text:list-item>
          <text:p text:style-name="P45">REVIEW </text:p>
        </text:list-item>
        <text:list-item>
          <text:p text:style-name="P45">TASK : TASKS-41 (trail in SELL order) </text:p>
          <text:list>
            <text:list-item>
              <text:p text:style-name="P45">T-1.1 : trail_Orders ==&gt; up to : OrdersTotal</text:p>
              <text:list>
                <text:list-item>
                  <text:p text:style-name="P45">CODE : //code:20200804_125006:c</text:p>
                  <text:list>
                    <text:list-item>
                      <text:list>
                        <text:list-item>
                          <text:p text:style-name="P45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compile</text:p>
                    </text:list-item>
                    <text:list-item>
                      <text:p text:style-name="P45">run</text:p>
                    </text:list-item>
                    <text:list-item>
                      <text:p text:style-name="P45"><text:soft-page-break/><text:span text:style-name="T2">#_ </text:span>search : “numOf_Orders ==&gt; ” ==&gt; OK</text:p>
                      <text:list>
                        <text:list-item>
                          <text:p text:style-name="P45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5">CODE : if-statement : //code:20200804_130436</text:p>
                </text:list-item>
                <text:list-item>
                  <text:p text:style-name="P45"><text:span text:style-name="T2">#_ </text:span>TEST</text:p>
                  <text:list>
                    <text:list-item>
                      <text:p text:style-name="P45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5">T-1.2 : each order ==&gt; show data</text:p>
              <text:list>
                <text:list-item>
                  <text:p text:style-name="P45">CODE : //debug:20200804_130533</text:p>
                </text:list-item>
                <text:list-item>
                  <text:p text:style-name="P45">TEST</text:p>
                  <text:list>
                    <text:list-item>
                      <text:p text:style-name="P45">compile</text:p>
                    </text:list-item>
                    <text:list-item>
                      <text:p text:style-name="P45">run</text:p>
                    </text:list-item>
                    <text:list-item>
                      <text:p text:style-name="P45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26984794406330677" text:style-name="L4">
        <text:list-item>
          <text:p text:style-name="P46">TASK : fix</text:p>
          <text:list>
            <text:list-item>
              <text:list>
                <text:list-item>
                  <text:p text:style-name="P46">“Trail threshold = (Open)” ==&gt; calc formula, not correct</text:p>
                </text:list-item>
                <text:list-item>
                  <text:p text:style-name="P46">//next:20200804_132152</text:p>
                </text:list-item>
                <text:list-item>
                  <text:p text:style-name="P46">//next:20200804_132218</text:p>
                </text:list-item>
              </text:list>
            </text:list-item>
          </text:list>
        </text:list-item>
        <text:list-item>
          <text:p text:style-name="P46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6637365221709068059" text:style-name="L5">
        <text:list-item>
          <text:p text:style-name="P47"><text:span text:style-name="T2">#_ </text:span>REVIEW </text:p>
          <text:list>
            <text:list-item>
              <text:p text:style-name="P47">run : C:\WORKS_2\WS\Eclipse_Luna\Cake_IFM11\app\webroot\Log_Fx_Tester\(tester-1_v2).(AUDJPY-M5).(2020-05-13)(20200814_150733_410589).log</text:p>
            </text:list-item>
            <text:list-item>
              <text:p text:style-name="P47">look into </text:p>
              <text:list>
                <text:list-item>
                  <text:p text:style-name="P47">“numOf_Orders ==&gt; ” ==&gt; OK</text:p>
                </text:list-item>
              </text:list>
            </text:list-item>
          </text:list>
        </text:list-item>
        <text:list-item>
          <text:p text:style-name="P47">TASK-1 : fix</text:p>
          <text:list>
            <text:list-item>
              <text:list>
                <text:list-item>
                  <text:p text:style-name="P47">“Trail threshold = (Open)” ==&gt; calc formula, not correct</text:p>
                </text:list-item>
                <text:list-item>
                  <text:p text:style-name="P47">//next:20200804_132152</text:p>
                </text:list-item>
                <text:list-item>
                  <text:p text:style-name="P47">//next:20200804_132218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<text:span text:style-name="T2">#_ </text:span>CODE</text:p>
                  <text:list>
                    <text:list-item>
                      <text:p text:style-name="P47">edit</text:p>
                      <text:list>
                        <text:list-item>
                          <text:p text:style-name="P47">current : “OrderOpenPrice() <text:span text:style-name="T16">+</text:span> (double) valOf_Threshold_Trailing * Point”</text:p>
                        </text:list-item>
                        <text:list-item>
                          <text:p text:style-name="P47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7">TEST</text:p>
                  <text:list>
                    <text:list-item>
                      <text:p text:style-name="P47"><text:span text:style-name="T2">#_ </text:span>compile </text:p>
                    </text:list-item>
                    <text:list-item>
                      <text:p text:style-name="P47">run</text:p>
                      <text:list>
                        <text:list-item>
                          <text:p text:style-name="P47">=&gt; s: “Trail threshold = (Open)”</text:p>
                        </text:list-item>
                        <text:list-item>
                          <text:p text:style-name="P47">===&gt; ISSUE</text:p>
                          <text:list>
                            <text:list-item>
                              <text:p text:style-name="P47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7">TRY</text:p>
                          <text:list>
                            <text:list-item>
                              <text:p text:style-name="P47">review : codes</text:p>
                            </text:list-item>
                            <text:list-item>
                              <text:p text:style-name="P47">CODE : //code:20200814_153907</text:p>
                              <text:list>
                                <text:list-item>
                                  <text:p text:style-name="P47">variables ==&gt; new</text:p>
                                </text:list-item>
                              </text:list>
                            </text:list-item>
                            <text:list-item>
                              <text:p text:style-name="P47">TEST</text:p>
                              <text:list>
                                <text:list-item>
                                  <text:p text:style-name="P47">compile</text:p>
                                </text:list-item>
                                <text:list-item>
                                  <text:p text:style-name="P47">run </text:p>
                                  <text:list>
                                    <text:list-item>
                                      <text:p text:style-name="P47">=&gt; s: “(Bid) - (Trail threshold)”</text:p>
                                    </text:list-item>
                                    <text:list-item>
                                      <text:p text:style-name="P47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 : further : //debug:20200804_125000:d</text:p>
        </text:list-item>
      </text:list>
      <text:p text:style-name="P9"/>
      <text:p text:style-name="P9">[next]</text:p>
      <text:list xml:id="list4423706976904370059" text:style-name="L6">
        <text:list-item>
          <text:p text:style-name="P48">TASK : further : //debug:20200804_125000:d</text:p>
          <text:list>
            <text:list-item>
              <text:p text:style-name="P48">if “(Bid) - (Trail threshold)” &lt; 0 (minus value)</text:p>
              <text:list>
                <text:list-item>
                  <text:p text:style-name="P48">==&gt; change order</text:p>
                </text:list-item>
                <text:list-item>
                  <text:p text:style-name="P48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5998754232165863638" text:style-name="L7">
        <text:list-item>
          <text:p text:style-name="P49">REVIEW </text:p>
        </text:list-item>
        <text:list-item>
          <text:p text:style-name="P49">TASK : further : //debug:20200804_125000:d</text:p>
          <text:list>
            <text:list-item>
              <text:list>
                <text:list-item>
                  <text:p text:style-name="P49">if “(Bid) - (Trail threshold)” &lt; 0 (minus value)</text:p>
                  <text:list>
                    <text:list-item>
                      <text:p text:style-name="P49">==&gt; change order</text:p>
                    </text:list-item>
                    <text:list-item>
                      <text:p text:style-name="P49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 : //code:20200819_150937</text:p>
                  <text:list>
                    <text:list-item>
                      <text:p text:style-name="P49">show ==&gt; comparison : (close + val_SL + SPREAD) and (curre SL)</text:p>
                    </text:list-item>
                  </text:list>
                </text:list-item>
                <text:list-item>
                  <text:p text:style-name="P49">TEST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2 : judge ==&gt; update order?</text:p>
              <text:list>
                <text:list-item>
                  <text:p text:style-name="P49">CODE : //code:20200819_152148</text:p>
                  <text:list>
                    <text:list-item>
                      <text:p text:style-name="P49">move “continue;” : //marker:20200819_152103</text:p>
                    </text:list-item>
                  </text:list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44365091067577810" text:style-name="L8">
        <text:list-item>
          <text:p text:style-name="P50">TASK : further : //next:20200819_153808</text:p>
          <text:list>
            <text:list-item>
              <text:list>
                <text:list-item>
                  <text:p text:style-name="P50">if ==&gt; 2 conditions met → modify : current order</text:p>
                </text:list-item>
                <text:list-item>
                  <text:p text:style-name="P50">//ref:20200814_155743</text:p>
                </text:list-item>
                <text:list-item>
                  <text:p text:style-name="P50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4867667563987290674" text:style-name="L9">
        <text:list-item>
          <text:p text:style-name="P51"><text:span text:style-name="T2">#_ </text:span>REVIEW </text:p>
        </text:list-item>
        <text:list-item>
          <text:p text:style-name="P51"><text:span text:style-name="T2">#_ </text:span>SEG-1 : condition ==&gt; cond_OrderModify_3_Final</text:p>
          <text:list>
            <text:list-item>
              <text:p text:style-name="P51">CODE : //code:20200820_112944</text:p>
            </text:list-item>
            <text:list-item>
              <text:p text:style-name="P51">TEST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 : further : //next:20200819_153808</text:p>
          <text:list>
            <text:list-item>
              <text:list>
                <text:list-item>
                  <text:p text:style-name="P51">if ==&gt; 2 conditions met → modify : current order</text:p>
                </text:list-item>
                <text:list-item>
                  <text:p text:style-name="P51">//ref:20200814_155743</text:p>
                </text:list-item>
                <text:list-item>
                  <text:p text:style-name="P51">also ==&gt; see memo</text:p>
                </text:list-item>
              </text:list>
            </text:list-item>
            <text:list-item>
              <text:p text:style-name="P51">T-1.1 : </text:p>
              <text:list>
                <text:list-item>
                  <text:p text:style-name="P51">CODE : //code:20200820_113128</text:p>
                  <text:list>
                    <text:list-item>
                      <text:p text:style-name="P51">“step : 3 : 2.2 : 2 : N”</text:p>
                    </text:list-item>
                  </text:list>
                </text:list-item>
                <text:list-item>
                  <text:p text:style-name="P51"><text:span text:style-name="T2">#_ </text:span>CODE</text:p>
                  <text:list>
                    <text:list-item>
                      <text:p text:style-name="P51"><text:span text:style-name="T2">#_ </text:span>“step : 3 : 2.2 : 2 : Y” </text:p>
                    </text:list-item>
                    <text:list-item>
                      <text:p text:style-name="P51">step : 3 : 2.2 : 2 : Y : 2 </text:p>
                      <text:list>
                        <text:list-item>
                          <text:p text:style-name="P51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51">TEST </text:p>
                  <text:list>
                    <text:list-item>
                      <text:p text:style-name="P51"><text:soft-page-break/>=&gt; s: “(for)(step : 3 : 2.2 : 2 : ”</text:p>
                    </text:list-item>
                    <text:list-item>
                      <text:p text:style-name="P51">=&gt; see for the next few minutes</text:p>
                    </text:list-item>
                    <text:list-item>
                      <text:p text:style-name="P51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420217481735911539" text:style-name="L10">
        <text:list-item>
          <text:p text:style-name="P52">TASK</text:p>
          <text:list>
            <text:list-item>
              <text:list>
                <text:list-item>
                  <text:p text:style-name="P52">if ==&gt; 2 conditions met → modify : current order (exec)</text:p>
                </text:list-item>
                <text:list-item>
                  <text:p text:style-name="P52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656364263171163813" text:style-name="L11">
        <text:list-item>
          <text:p text:style-name="P53">REVIEW </text:p>
        </text:list-item>
        <text:list-item>
          <text:p text:style-name="P53">TASK : TASKS-39 (exec tester)</text:p>
          <text:list>
            <text:list-item>
              <text:list>
                <text:list-item>
                  <text:p text:style-name="P53">(slice-by-day).(AUDJPY-M5).(2020-05-13).(20200530_134010_951771).csv</text:p>
                </text:list-item>
                <text:list-item>
                  <text:p text:style-name="P53">==&gt; 200 bars</text:p>
                </text:list-item>
                <text:list-item>
                  <text:p text:style-name="P53">ref : log_JVE_44_10_2.[fx-php-tester].[~20200804_154854].odt</text:p>
                </text:list-item>
              </text:list>
            </text:list-item>
            <text:list-item>
              <text:p text:style-name="P53"><text:soft-page-break/><text:span text:style-name="T2">#_ </text:span>T-1.1</text:p>
              <text:list>
                <text:list-item>
                  <text:p text:style-name="P53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1655409" text:continue-numbering="true" text:style-name="L11">
        <text:list-item>
          <text:list>
            <text:list-item>
              <text:p text:style-name="P53">T-1.2 : gen ==&gt; sheet</text:p>
              <text:list>
                <text:list-item>
                  <text:p text:style-name="P53">steps</text:p>
                  <text:list>
                    <text:list-item>
                      <text:p text:style-name="P53">DUP : sheet : 2 </text:p>
                      <text:list>
                        <text:list-item>
                          <text:list>
                            <text:list-item>
                              <text:p text:style-name="P53">C:\WORKS_2\WS\WS_Others.JVEMV6\JVEMV6\44_currency\10_prog-php\2_tester</text:p>
                            </text:list-item>
                            <text:list-item>
                              <text:p text:style-name="P53">log_JVE_44_10_2.2.[session-50~].ods</text:p>
                            </text:list-item>
                          </text:list>
                        </text:list-item>
                        <text:list-item>
                          <text:p text:style-name="P53">M – m &gt; c &gt; Ret</text:p>
                        </text:list-item>
                      </text:list>
                    </text:list-item>
                    <text:list-item>
                      <text:p text:style-name="P53">rename ==&gt; “3”</text:p>
                    </text:list-item>
                    <text:list-item>
                      <text:p text:style-name="P53">delete ==&gt; data area </text:p>
                    </text:list-item>
                    <text:list-item>
                      <text:p text:style-name="P53">C/P : data</text:p>
                    </text:list-item>
                    <text:list-item>
                      <text:p text:style-name="P53">sort : gain/loss ~ start-BB.loc</text:p>
                      <text:list>
                        <text:list-item>
                          <text:p text:style-name="P53">col : P, D</text:p>
                        </text:list-item>
                        <text:list-item>
                          <text:p text:style-name="P53"><text:soft-page-break/>M – d &gt; s</text:p>
                        </text:list-item>
                      </text:list>
                    </text:list-item>
                    <text:list-item>
                      <text:p text:style-name="P54">edit data </text:p>
                      <text:list>
                        <text:list-item>
                          <text:p text:style-name="P53">area location ==&gt; total, g/l → $O$18, a.o.</text:p>
                        </text:list-item>
                        <text:list-item>
                          <text:p text:style-name="P53">address : total, gain, loss</text:p>
                        </text:list-item>
                        <text:list-item>
                          <text:p text:style-name="P53"><text:span text:style-name="T2">#_ </text:span>loss/gain Z1 ~ Z6 </text:p>
                          <text:list>
                            <text:list-item>
                              <text:p text:style-name="P92">loss</text:p>
                            </text:list-item>
                            <text:list-item>
                              <text:p text:style-name="P92">gain</text:p>
                            </text:list-item>
                            <text:list-item>
                              <text:p text:style-name="P92">sum gain</text:p>
                            </text:list-item>
                            <text:list-item>
                              <text:p text:style-name="P9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3 : observe</text:p>
              <text:list>
                <text:list-item>
                  <text:p text:style-name="P92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3">TASK-2 : TASKS-39.1 (exec tester) : ==&gt; all bars</text:p>
          <text:list>
            <text:list-item>
              <text:p text:style-name="P53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1668641" text:continue-numbering="true" text:style-name="L11">
        <text:list-item>
          <text:list>
            <text:list-item>
              <text:list>
                <text:list-item>
                  <text:p text:style-name="P53">csv : num of data (total) ==&gt; 289 → max = 280</text:p>
                </text:list-item>
                <text:list-item>
                  <text:p text:style-name="P53">exec </text:p>
                </text:list-item>
              </text:list>
            </text:list-item>
            <text:list-item>
              <text:p text:style-name="P53">T-2.2 : gen ==&gt; sheet</text:p>
              <text:list>
                <text:list-item>
                  <text:p text:style-name="P53">steps</text:p>
                  <text:list>
                    <text:list-item>
                      <text:p text:style-name="P53">DUP : sheet : 3</text:p>
                      <text:list>
                        <text:list-item>
                          <text:list>
                            <text:list-item>
                              <text:p text:style-name="P53">C:\WORKS_2\WS\WS_Others.JVEMV6\JVEMV6\44_currency\10_prog-php\2_tester</text:p>
                            </text:list-item>
                            <text:list-item>
                              <text:p text:style-name="P53">log_JVE_44_10_2.2.[session-50~].ods</text:p>
                            </text:list-item>
                          </text:list>
                        </text:list-item>
                        <text:list-item>
                          <text:p text:style-name="P53">M – m &gt; c &gt; Ret</text:p>
                        </text:list-item>
                      </text:list>
                    </text:list-item>
                    <text:list-item>
                      <text:p text:style-name="P53">rename ==&gt; “4”</text:p>
                    </text:list-item>
                    <text:list-item>
                      <text:p text:style-name="P53">delete ==&gt; data area </text:p>
                    </text:list-item>
                    <text:list-item>
                      <text:p text:style-name="P53">C/P : data (unicode)</text:p>
                    </text:list-item>
                    <text:list-item>
                      <text:p text:style-name="P53">sort : gain/loss ~ start-BB.loc</text:p>
                      <text:list>
                        <text:list-item>
                          <text:p text:style-name="P53">col : P, D</text:p>
                        </text:list-item>
                        <text:list-item>
                          <text:p text:style-name="P53">M – d &gt; s</text:p>
                        </text:list-item>
                      </text:list>
                    </text:list-item>
                    <text:list-item>
                      <text:p text:style-name="P54">edit data </text:p>
                      <text:list>
                        <text:list-item>
                          <text:p text:style-name="P53">address : total, gain, loss </text:p>
                        </text:list-item>
                        <text:list-item>
                          <text:p text:style-name="P53">area location ==&gt; total, g/l → $O$18, a.o.</text:p>
                        </text:list-item>
                        <text:list-item>
                          <text:p text:style-name="P53">loss/gain Z1 ~ Z6 </text:p>
                          <text:list>
                            <text:list-item>
                              <text:p text:style-name="P92">loss</text:p>
                            </text:list-item>
                            <text:list-item>
                              <text:p text:style-name="P92">gain</text:p>
                            </text:list-item>
                            <text:list-item>
                              <text:p text:style-name="P92">sum gain</text:p>
                            </text:list-item>
                            <text:list-item>
                              <text:p text:style-name="P92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2.3 : observe</text:p>
              <text:list>
                <text:list-item>
                  <text:p text:style-name="P92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213114861986348345" text:style-name="L12">
        <text:list-item>
          <text:p text:style-name="P57">TASK : TASKS-39.2 (oth<text:span text:style-name="T19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4586675555211427177" text:style-name="L13">
        <text:list-item>
          <text:p text:style-name="P58">REVIEW </text:p>
        </text:list-item>
        <text:list-item>
          <text:p text:style-name="P58">TASK : TASKS-39.2 (oth<text:span text:style-name="T19">er dates)</text:span></text:p>
          <text:list>
            <text:list-item>
              <text:p text:style-name="P58"><text:span text:style-name="T3">#_ </text:span><text:span text:style-name="T19">T-1.1</text:span></text:p>
              <text:list>
                <text:list-item>
                  <text:p text:style-name="P93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1649224" text:continue-numbering="true" text:style-name="L13">
        <text:list-item>
          <text:list>
            <text:list-item>
              <text:p text:style-name="P107">T-1.2 : gen ==&gt; sheet</text:p>
              <text:list>
                <text:list-item>
                  <text:p text:style-name="P58">steps </text:p>
                  <text:list>
                    <text:list-item>
                      <text:p text:style-name="P58">DUP : sheet : 5</text:p>
                      <text:list>
                        <text:list-item>
                          <text:list>
                            <text:list-item>
                              <text:p text:style-name="P58">C:\WORKS_2\WS\WS_Others.JVEMV6\JVEMV6\44_currency\10_prog-php\2_tester</text:p>
                            </text:list-item>
                            <text:list-item>
                              <text:p text:style-name="P58">log_JVE_44_10_2.2.[session-50~].ods</text:p>
                            </text:list-item>
                          </text:list>
                        </text:list-item>
                        <text:list-item>
                          <text:p text:style-name="P58">M – m &gt; c &gt; Ret</text:p>
                        </text:list-item>
                      </text:list>
                    </text:list-item>
                    <text:list-item>
                      <text:p text:style-name="P58">rename ==&gt; “5”</text:p>
                      <text:list>
                        <text:list-item>
                          <text:p text:style-name="P58">M – o &gt; s &gt; r</text:p>
                        </text:list-item>
                      </text:list>
                    </text:list-item>
                    <text:list-item>
                      <text:p text:style-name="P58">delete ==&gt; data area </text:p>
                    </text:list-item>
                    <text:list-item>
                      <text:p text:style-name="P58">C/P : data (unicode)</text:p>
                    </text:list-item>
                    <text:list-item>
                      <text:p text:style-name="P58">sort : gain/loss ~ start-BB.loc</text:p>
                      <text:list>
                        <text:list-item>
                          <text:p text:style-name="P58">col : P, D</text:p>
                        </text:list-item>
                        <text:list-item>
                          <text:p text:style-name="P58"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8"><text:soft-page-break/>address : total, gain, loss </text:p>
                        </text:list-item>
                        <text:list-item>
                          <text:p text:style-name="P58"><text:span text:style-name="T2">#_ </text:span>area location ==&gt; total, g/l → $O$18, a.o.</text:p>
                        </text:list-item>
                        <text:list-item>
                          <text:p text:style-name="P58">loss/gain Z1 ~ Z6 </text:p>
                          <text:list>
                            <text:list-item>
                              <text:p text:style-name="P93">loss</text:p>
                            </text:list-item>
                            <text:list-item>
                              <text:p text:style-name="P93">gain</text:p>
                            </text:list-item>
                            <text:list-item>
                              <text:p text:style-name="P93">sum gain</text:p>
                            </text:list-item>
                            <text:list-item>
                              <text:p text:style-name="P10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T-1.3 : observe</text:p>
              <text:list>
                <text:list-item>
                  <text:p text:style-name="P107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107">TASK-3 : TASKS-39.2 (other dates)</text:p>
          <text:list>
            <text:list-item>
              <text:p text:style-name="P107">==&gt; 5/15</text:p>
            </text:list-item>
            <text:list-item>
              <text:p text:style-name="P107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</text:span><text:soft-page-break/><text:span text:style-name="T16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1645688" text:continue-numbering="true" text:style-name="L13">
        <text:list-item>
          <text:list>
            <text:list-item>
              <text:list>
                <text:list-item>
                  <text:p text:style-name="P58">csv : num of data (total) ==&gt; 289 → max = 280</text:p>
                </text:list-item>
                <text:list-item>
                  <text:p text:style-name="P58">exec </text:p>
                </text:list-item>
              </text:list>
            </text:list-item>
            <text:list-item>
              <text:p text:style-name="P58">T-3.2 : gen ==&gt; sheet </text:p>
              <text:list>
                <text:list-item>
                  <text:p text:style-name="P58">steps </text:p>
                  <text:list>
                    <text:list-item>
                      <text:p text:style-name="P58">DUP : sheet : 5 </text:p>
                      <text:list>
                        <text:list-item>
                          <text:list>
                            <text:list-item>
                              <text:p text:style-name="P58">C:\WORKS_2\WS\WS_Others.JVEMV6\JVEMV6\44_currency\10_prog-php\2_tester</text:p>
                            </text:list-item>
                            <text:list-item>
                              <text:p text:style-name="P58">log_JVE_44_10_2.2.[session-50~].ods</text:p>
                            </text:list-item>
                          </text:list>
                        </text:list-item>
                        <text:list-item>
                          <text:p text:style-name="P58">M – m &gt; c &gt; Ret</text:p>
                        </text:list-item>
                      </text:list>
                    </text:list-item>
                    <text:list-item>
                      <text:p text:style-name="P58">rename ==&gt; “6”</text:p>
                      <text:list>
                        <text:list-item>
                          <text:p text:style-name="P58">M – o &gt; s &gt; r</text:p>
                        </text:list-item>
                      </text:list>
                    </text:list-item>
                    <text:list-item>
                      <text:p text:style-name="P58">delete ==&gt; data area </text:p>
                    </text:list-item>
                    <text:list-item>
                      <text:p text:style-name="P58">C/P : data (unicode)</text:p>
                    </text:list-item>
                    <text:list-item>
                      <text:p text:style-name="P58">sort : gain/loss ~ start-BB.loc</text:p>
                      <text:list>
                        <text:list-item>
                          <text:p text:style-name="P58">col : P, D</text:p>
                        </text:list-item>
                        <text:list-item>
                          <text:p text:style-name="P58"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8">address : total, gain, loss </text:p>
                        </text:list-item>
                        <text:list-item>
                          <text:p text:style-name="P58">area location ==&gt; total, g/l → $O$18, a.o.</text:p>
                        </text:list-item>
                        <text:list-item>
                          <text:p text:style-name="P58">loss/gain Z1 ~ Z6 </text:p>
                          <text:list>
                            <text:list-item>
                              <text:p text:style-name="P93">loss</text:p>
                            </text:list-item>
                            <text:list-item>
                              <text:p text:style-name="P93">gain</text:p>
                            </text:list-item>
                            <text:list-item>
                              <text:p text:style-name="P93">sum gain</text:p>
                            </text:list-item>
                            <text:list-item>
                              <text:p text:style-name="P10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<text:soft-page-break/>T-1.3 : observe</text:p>
              <text:list>
                <text:list-item>
                  <text:p text:style-name="P107">gain – loss</text:p>
                </text:list-item>
                <text:list-item>
                  <text:p text:style-name="P107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1511751659275239248" text:style-name="L14">
        <text:list-item>
          <text:p text:style-name="P59">TASK : <text:span text:style-name="T19">TASKS-39.2 (other dates)</text:span></text:p>
          <text:list>
            <text:list-item>
              <text:list>
                <text:list-item>
                  <text:p text:style-name="P94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2544635709392226528" text:style-name="L15">
        <text:list-item>
          <text:p text:style-name="P60">REVIEW </text:p>
        </text:list-item>
        <text:list-item>
          <text:p text:style-name="P60">TASK : <text:span text:style-name="T19">TASKS-39.2 (other dates)</text:span></text:p>
          <text:list>
            <text:list-item>
              <text:list>
                <text:list-item>
                  <text:p text:style-name="P95">==&gt; 5/18 ~ /21 </text:p>
                </text:list-item>
              </text:list>
            </text:list-item>
            <text:list-item>
              <text:p text:style-name="P95">T-1.1 : <text:s/>gen data ==&gt; 5/18 ~ /21</text:p>
              <text:list>
                <text:list-item>
                  <text:p text:style-name="P95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1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20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1664403" text:continue-numbering="true" text:style-name="L15">
        <text:list-item>
          <text:list>
            <text:list-item>
              <text:p text:style-name="P95">T-1.2 : gen ==&gt; sheet </text:p>
              <text:list>
                <text:list-item>
                  <text:p text:style-name="P60">steps </text:p>
                  <text:list>
                    <text:list-item>
                      <text:p text:style-name="P60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1640745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0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1657026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0">delete ==&gt; data area </text:p>
                    </text:list-item>
                    <text:list-item>
                      <text:p text:style-name="P60">C/P : data (unicode)</text:p>
                    </text:list-item>
                    <text:list-item>
                      <text:p text:style-name="P60">sort : gain/loss ~ start-BB.loc</text:p>
                      <text:list>
                        <text:list-item>
                          <text:p text:style-name="P60">col : P, D<text:tab/>(M – d &gt; s)</text:p>
                        </text:list-item>
                      </text:list>
                    </text:list-item>
                    <text:list-item>
                      <text:p text:style-name="P56"><text:soft-page-break/>edit data </text:p>
                      <text:list>
                        <text:list-item>
                          <text:p text:style-name="P56">steps</text:p>
                          <text:list>
                            <text:list-item>
                              <text:p text:style-name="P56">M – t &gt; q &gt; M – f (“<text:span text:style-name="T19">数式</text:span>”)</text:p>
                            </text:list-item>
                            <text:list-item>
                              <text:p text:style-name="P56">C/P ==&gt; prev/current addresses (paste values)</text:p>
                            </text:list-item>
                            <text:list-item>
                              <text:p text:style-name="P56">select ==&gt; O2:T15</text:p>
                            </text:list-item>
                            <text:list-item>
                              <text:p text:style-name="P56">replace</text:p>
                            </text:list-item>
                          </text:list>
                        </text:list-item>
                        <text:list-item>
                          <text:p text:style-name="P98">address : total, gain, loss </text:p>
                        </text:list-item>
                        <text:list-item>
                          <text:p text:style-name="P98"><text:span text:style-name="T1">#_ </text:span>area location ==&gt; total, g/l → $O$18, a.o.</text:p>
                        </text:list-item>
                        <text:list-item>
                          <text:p text:style-name="P98">loss/gain Z1 ~ Z6 </text:p>
                          <text:list>
                            <text:list-item>
                              <text:p text:style-name="P99">loss / gain</text:p>
                            </text:list-item>
                            <text:list-item>
                              <text:p text:style-name="P99">sum gain / sum loss</text:p>
                            </text:list-item>
                          </text:list>
                        </text:list-item>
                        <text:list-item>
                          <text:p text:style-name="P95">gen ==&gt; graph</text:p>
                          <text:list>
                            <text:list-item>
                              <text:p text:style-name="P95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3 : observe</text:p>
              <text:list>
                <text:list-item>
                  <text:p text:style-name="P95">gain – loss</text:p>
                  <text:list>
                    <text:list-item>
                      <text:p text:style-name="P95">5/18</text:p>
                    </text:list-item>
                    <text:list-item>
                      <text:p text:style-name="P95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95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95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95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95"/>
                    </text:list-item>
                  </text:list>
                </text:list-item>
                <text:list-item>
                  <text:p text:style-name="P95">5/13 ~ 5/18 ==&gt; Z4~6 は、　=&gt;　おしなべて、プラス</text:p>
                </text:list-item>
                <text:list-item>
                  <text:p text:style-name="P100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143234676610651335" text:style-name="L16">
        <text:list-item>
          <text:p text:style-name="P101">TASK : <text:span text:style-name="T19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3318853064348143858" text:style-name="L17">
        <text:list-item>
          <text:p text:style-name="P61">REVIEW </text:p>
        </text:list-item>
        <text:list-item>
          <text:p text:style-name="P61">TASK-1</text:p>
        </text:list-item>
      </text:list>
      <text:p text:style-name="P9">[next]</text:p>
      <text:list xml:id="list8145937159351338412" text:style-name="L18">
        <text:list-item>
          <text:p text:style-name="P62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7587151435101188587" text:style-name="L19">
        <text:list-item>
          <text:p text:style-name="P63">REVIEW </text:p>
          <text:list>
            <text:list-item>
              <text:p text:style-name="P63">==&gt; run ea</text:p>
            </text:list-item>
            <text:list-item>
              <text:p text:style-name="P63">TEST</text:p>
              <text:list>
                <text:list-item>
                  <text:p text:style-name="P63">s: “cond_OrderModify_3_Final :”</text:p>
                </text:list-item>
              </text:list>
            </text:list-item>
          </text:list>
        </text:list-item>
        <text:list-item>
          <text:p text:style-name="P63">TASK</text:p>
          <text:list>
            <text:list-item>
              <text:list>
                <text:list-item>
                  <text:p text:style-name="P63">if ==&gt; 2 conditions met → modify : current order (exec)</text:p>
                </text:list-item>
                <text:list-item>
                  <text:p text:style-name="P63">//next:20200820_122658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CODE</text:p>
                </text:list-item>
                <text:list-item>
                  <text:p text:style-name="P63"/>
                </text:list-item>
              </text:list>
            </text:list-item>
          </text:list>
        </text:list-item>
      </text:list>
      <text:p text:style-name="P9">[next]</text:p>
      <text:list xml:id="list7099207616354011188" text:style-name="L20">
        <text:list-item>
          <text:p text:style-name="P64">TASK</text:p>
          <text:list>
            <text:list-item>
              <text:list>
                <text:list-item>
                  <text:p text:style-name="P64">if ==&gt; 2 conditions met → modify : current order (exec)</text:p>
                </text:list-item>
                <text:list-item>
                  <text:p text:style-name="P64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2052415903549339658" text:style-name="L21">
        <text:list-item>
          <text:p text:style-name="P65"><text:soft-page-break/>REVIEW </text:p>
        </text:list-item>
        <text:list-item>
          <text:p text:style-name="P65">TASK-1</text:p>
          <text:list>
            <text:list-item>
              <text:list>
                <text:list-item>
                  <text:p text:style-name="P65">if ==&gt; 2 conditions met → modify : current order (exec)</text:p>
                </text:list-item>
                <text:list-item>
                  <text:p text:style-name="P65">//next:20200820_122658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CODE</text:p>
                  <text:list>
                    <text:list-item>
                      <text:p text:style-name="P65">comment out </text:p>
                    </text:list-item>
                    <text:list-item>
                      <text:p text:style-name="P65">debug lines</text:p>
                    </text:list-item>
                  </text:list>
                </text:list-item>
                <text:list-item>
                  <text:p text:style-name="P65">TEST</text:p>
                  <text:list>
                    <text:list-item>
                      <text:p text:style-name="P65">compile</text:p>
                    </text:list-item>
                    <text:list-item>
                      <text:p text:style-name="P65">run </text:p>
                      <text:list>
                        <text:list-item>
                          <text:p text:style-name="P65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805572828311280603" text:style-name="L22">
        <text:list-item>
          <text:p text:style-name="P66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855020245676974667" text:style-name="L23">
        <text:list-item>
          <text:p text:style-name="P67">REVIEW </text:p>
        </text:list-item>
        <text:list-item>
          <text:p text:style-name="P67"><text:soft-page-break/>TASK-1 : prep : list</text:p>
          <text:list>
            <text:list-item>
              <text:p text:style-name="P67">T-1.1</text:p>
              <text:list>
                <text:list-item>
                  <text:p text:style-name="P67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1660453" text:continue-numbering="true" text:style-name="L23">
        <text:list-item>
          <text:list>
            <text:list-item>
              <text:list>
                <text:list-item>
                  <text:p text:style-name="P67"/>
                </text:list-item>
              </text:list>
            </text:list-item>
          </text:list>
        </text:list-item>
      </text:list>
      <text:p text:style-name="P9">[next]</text:p>
      <text:list xml:id="list5340250326397586286" text:style-name="L24">
        <text:list-item>
          <text:p text:style-name="P68">TASK : continue ==&gt; from manual top line</text:p>
          <text:list>
            <text:list-item>
              <text:p text:style-name="P68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4932560752060531735" text:style-name="L25">
        <text:list-item>
          <text:p text:style-name="P69">REVIEW </text:p>
        </text:list-item>
        <text:list-item>
          <text:p text:style-name="P69">TASK-1 ==&gt; see : tasks-26_manual.odt</text:p>
          <text:list>
            <text:list-item>
              <text:p text:style-name="P69">T-1.1</text:p>
              <text:list>
                <text:list-item>
                  <text:p text:style-name="P69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1648654" text:continue-numbering="true" text:style-name="L25">
        <text:list-item>
          <text:p text:style-name="P69">[next]</text:p>
        </text:list-item>
      </text:list>
      <text:list xml:id="list2681986984979777770" text:style-name="L26">
        <text:list-item>
          <text:p text:style-name="P70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8628038244198026830" text:style-name="L27">
        <text:list-item>
          <text:p text:style-name="P71">REVIEW </text:p>
        </text:list-item>
        <text:list-item>
          <text:p text:style-name="P71">TASK : TASKS-42</text:p>
          <text:list>
            <text:list-item>
              <text:p text:style-name="P71">T-1.1</text:p>
              <text:list>
                <text:list-item>
                  <text:p text:style-name="P71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8391722373763444552" text:style-name="L28">
        <text:list-item>
          <text:p text:style-name="P72">TASK : TASKS-44 : add : “BUY” or “SELL”</text:p>
        </text:list-item>
        <text:list-item>
          <text:p text:style-name="P72">TASK : TASKS-43 : trade result list ==&gt; observe</text:p>
          <text:list>
            <text:list-item>
              <text:p text:style-name="P72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1969033985595753806" text:style-name="L29">
        <text:list-item>
          <text:p text:style-name="P73">REVIEW </text:p>
        </text:list-item>
        <text:list-item>
          <text:p text:style-name="P73"><text:span text:style-name="T2">#_ </text:span>TASK : TASKS-44 : add : “BUY” or “SELL”</text:p>
          <text:list>
            <text:list-item>
              <text:p text:style-name="P73">T-1.1</text:p>
              <text:list>
                <text:list-item>
                  <text:p text:style-name="P73"><text:span text:style-name="T2">#_ </text:span>review : util_3__Gen_Trading_Result_List (FxUtilitiesController)</text:p>
                  <text:list>
                    <text:list-item>
                      <text:p text:style-name="P73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73">prep : meta info / file : open / … / meta / body / … / source file / </text:p>
                    </text:list-item>
                  </text:list>
                </text:list-item>
                <text:list-item>
                  <text:p text:style-name="P73"><text:span text:style-name="T2">#_ </text:span>review : LibFxAdmin::get_LO_Tickets_From_Tickets_Data_File </text:p>
                  <text:list>
                    <text:list-item>
                      <text:p text:style-name="P73">file : load lines / … / load : lines / lines == filter</text:p>
                    </text:list-item>
                  </text:list>
                </text:list-item>
                <text:list-item>
                  <text:p text:style-name="P73"><text:span text:style-name="T2">#_ </text:span>review : Libfx::get_ListOf_Orders_From_Statement__ListOf_Tokens </text:p>
                  <text:list>
                    <text:list-item>
                      <text:p text:style-name="P73"><text:soft-page-break/>prep : vars / html : parse / … / convert : TRs ==&gt; tokens</text:p>
                    </text:list-item>
                  </text:list>
                </text:list-item>
                <text:list-item>
                  <text:p text:style-name="P73"><text:span text:style-name="T2">#_ </text:span>review : util_3__Gen_Trading_Result_List (continue)</text:p>
                  <text:list>
                    <text:list-item>
                      <text:p text:style-name="P73">//code:20200829_111212</text:p>
                    </text:list-item>
                    <text:list-item>
                      <text:p text:style-name="P73">//test:20200829_112126</text:p>
                    </text:list-item>
                  </text:list>
                </text:list-item>
                <text:list-item>
                  <text:p text:style-name="P73">review : get_ListOf_Orders_From_Statement__ListOf_Tokens</text:p>
                  <text:list>
                    <text:list-item>
                      <text:list>
                        <text:list-item>
                          <text:p text:style-name="P73">//marker:20200829_112857 </text:p>
                        </text:list-item>
                      </text:list>
                    </text:list-item>
                    <text:list-item>
                      <text:p text:style-name="P73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73">TRY : review directory </text:p>
                        </text:list-item>
                        <text:list-item>
                          <text:p text:style-name="P73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3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1665285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3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CODE : //code:20200829_110037</text:p>
                </text:list-item>
                <text:list-item>
                  <text:p text:style-name="P73"><text:soft-page-break/>TEST</text:p>
                  <text:list>
                    <text:list-item>
                      <text:p text:style-name="P73">=&gt; log file : [ea-4_tester-1].(20200507_140530).(combined-data).(XXX).dat</text:p>
                    </text:list-item>
                    <text:list-item>
                      <text:p text:style-name="P73">==&gt; OK</text:p>
                    </text:list-item>
                  </text:list>
                </text:list-item>
                <text:list-item>
                  <text:p text:style-name="P73">SEG-2 : add column names → (combined-data).(XXX).dat</text:p>
                  <text:list>
                    <text:list-item>
                      <text:p text:style-name="P73">CODE : //code:20200829_114700</text:p>
                    </text:list-item>
                    <text:list-item>
                      <text:p text:style-name="P73">TEST ==&gt; OK</text:p>
                      <text:list>
                        <text:list-item>
                          <text:p text:style-name="P73">review : LibFxAdmin::get_Meta_Info_From_Tickets_Data_File</text:p>
                          <text:list>
                            <text:list-item>
                              <text:p text:style-name="P73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TASK : TASKS-43 : trade result list ==&gt; observe </text:p>
          <text:list>
            <text:list-item>
              <text:p text:style-name="P73">8/26, 8/27</text:p>
            </text:list-item>
          </text:list>
        </text:list-item>
      </text:list>
      <text:p text:style-name="P9"/>
      <text:p text:style-name="P9">[next]</text:p>
      <text:list xml:id="list8007175471050442310" text:style-name="L30">
        <text:list-item>
          <text:p text:style-name="P74">TASK : TASKS-43 : trade result list ==&gt; observe </text:p>
          <text:list>
            <text:list-item>
              <text:p text:style-name="P74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2966639863251281360" text:style-name="L31">
        <text:list-item>
          <text:p text:style-name="P75">REVIEW </text:p>
        </text:list-item>
        <text:list-item>
          <text:p text:style-name="P75">TASK-1</text:p>
        </text:list-item>
      </text:list>
      <text:p text:style-name="P9">[next]</text:p>
      <text:list xml:id="list4345002073441237077" text:style-name="L32">
        <text:list-item>
          <text:p text:style-name="P76">TASK<text:span text:style-name="T19"> : TASKS-43 : trade result list ==&gt; observe </text:span></text:p>
          <text:list>
            <text:list-item>
              <text:p text:style-name="P96">8/27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result data / 20200831_111124</text:p>
      <text:p text:style-name="P9"/>
      <text:p text:style-name="P9">[do] <text:span text:style-name="T2">#_ </text:span></text:p>
      <text:list xml:id="list3800314014804145974" text:style-name="L33">
        <text:list-item>
          <text:p text:style-name="P77">REVIEW </text:p>
        </text:list-item>
        <text:list-item>
          <text:p text:style-name="P77"><text:span text:style-name="T2">#_ </text:span>TASK<text:span text:style-name="T19"> : TASKS-43 : trade result list ==&gt; observe </text:span></text:p>
          <text:list>
            <text:list-item>
              <text:list>
                <text:list-item>
                  <text:p text:style-name="P97">8/27 : 20200827_050324[eap-2.id-1].[AUDJPY-5].dir</text:p>
                </text:list-item>
              </text:list>
            </text:list-item>
            <text:list-item>
              <text:p text:style-name="P97">==&gt; gen sheet only</text:p>
            </text:list-item>
          </text:list>
        </text:list-item>
        <text:list-item>
          <text:p text:style-name="P97">TASK : TASKS-43 : trade result list ==&gt; gen sheet</text:p>
          <text:list>
            <text:list-item>
              <text:p text:style-name="P97">20200827_181903[eap-2.id-1].[AUDJPY-5].dir</text:p>
            </text:list-item>
            <text:list-item>
              <text:p text:style-name="P97">gen ==&gt; combined list</text:p>
            </text:list-item>
            <text:list-item>
              <text:p text:style-name="P97"><text:soft-page-break/>==&gt; DROP : data not properly gen-ed (tickets data)</text:p>
            </text:list-item>
          </text:list>
        </text:list-item>
      </text:list>
      <text:p text:style-name="P9">[next]</text:p>
      <text:list xml:id="list8207245464691386546" text:style-name="L34">
        <text:list-item>
          <text:p text:style-name="P78">TASK : TASKS-43 : observe</text:p>
          <text:list>
            <text:list-item>
              <text:p text:style-name="P78">log_JVE_44_6_2.[session-2~].ods / sheet : 2 / [ea-4_tester-1].(20200825_111429).(tickets-data).log</text:p>
            </text:list-item>
            <text:list-item>
              <text:p text:style-name="P78">log_JVE_44_6_2.[session-2~].ods / sheet : 3 / [ea-4_tester-1].(20200826_114239).(tickets-data).log</text:p>
            </text:list-item>
            <text:list-item>
              <text:p text:style-name="P78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3">[/ XXX] 20200831_121132</text:span></text:p>
      <text:p text:style-name="P9"/>
      <text:p text:style-name="P16"/>
      <text:p text:style-name="P9"><text:span text:style-name="T12">6.2.4_5</text:span>---------------------------------------------------------------------------</text:p>
      <text:p text:style-name="P23">[6] res free# JVEMV6 44#6.2_X / 44. currency / 6. obs / 2. demo result data / 20200901_131053</text:p>
      <text:p text:style-name="P9"/>
      <text:p text:style-name="P9">[do] <text:span text:style-name="T2">#_ </text:span></text:p>
      <text:list xml:id="list497960056149829702" text:style-name="L35">
        <text:list-item>
          <text:p text:style-name="P79">REVIEW </text:p>
        </text:list-item>
        <text:list-item>
          <text:p text:style-name="P79">TASK-1</text:p>
          <text:list>
            <text:list-item>
              <text:p text:style-name="P79">sheet</text:p>
            </text:list-item>
          </text:list>
        </text:list-item>
      </text:list>
      <text:p text:style-name="P9">[next]</text:p>
      <text:list xml:id="list6430366401296903865" text:style-name="L36">
        <text:list-item>
          <text:p text:style-name="P80">TASK : TASKS-45</text:p>
          <text:list>
            <text:list-item>
              <text:p text:style-name="P80">starting location ==&gt; search</text:p>
            </text:list-item>
            <text:list-item>
              <text:p text:style-name="P80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3">[/ XXX] 20200901_140905</text:span></text:p>
      <text:p text:style-name="P9"/>
      <text:p text:style-name="P16"/>
      <text:p text:style-name="P9"><text:span text:style-name="T12">6.2.4_6</text:span>---------------------------------------------------------------------------</text:p>
      <text:p text:style-name="P23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2197679739901272766" text:style-name="L37">
        <text:list-item>
          <text:p text:style-name="P81">REVIEW </text:p>
        </text:list-item>
        <text:list-item>
          <text:p text:style-name="P81">TASK : TASKS-45</text:p>
          <text:list>
            <text:list-item>
              <text:list>
                <text:list-item>
                  <text:p text:style-name="P81">starting location ==&gt; search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: //code:20200902_131317</text:p>
                  <text:list>
                    <text:list-item>
                      <text:p text:style-name="P81">ref : Libfx::get_ListOf_Orders_From_Statement__ListOf_Tokens</text:p>
                    </text:list-item>
                    <text:list-item>
                      <text:p text:style-name="P81">new FUNC : Libfx::get_Account_Id_From_Statement__ListOf_Tokens</text:p>
                      <text:list>
                        <text:list-item>
                          <text:p text:style-name="P81">DUP</text:p>
                        </text:list-item>
                      </text:list>
                    </text:list-item>
                  </text:list>
                </text:list-item>
                <text:list-item>
                  <text:p text:style-name="P81">TEST </text:p>
                  <text:list>
                    <text:list-item>
                      <text:p text:style-name="P81">comment out</text:p>
                      <text:list>
                        <text:list-item>
                          <text:p text:style-name="P81"><text:soft-page-break/>//debug:20200902_133409</text:p>
                        </text:list-item>
                        <text:list-item>
                          <text:p text:style-name="P81">//debug:20200902_133713</text:p>
                        </text:list-item>
                      </text:list>
                    </text:list-item>
                    <text:list-item>
                      <text:p text:style-name="P81">debug return ==&gt; //debug:20200902_133455</text:p>
                    </text:list-item>
                    <text:list-item>
                      <text:p text:style-name="P81">===&gt; OK</text:p>
                    </text:list-item>
                  </text:list>
                </text:list-item>
                <text:list-item>
                  <text:p text:style-name="P81">POST-TEST</text:p>
                  <text:list>
                    <text:list-item>
                      <text:p text:style-name="P81">comment in</text:p>
                      <text:list>
                        <text:list-item>
                          <text:p text:style-name="P81"><text:span text:style-name="T2">#_ </text:span>//debug:20200902_133409</text:p>
                        </text:list-item>
                        <text:list-item>
                          <text:p text:style-name="P81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81">comment out</text:p>
                      <text:list>
                        <text:list-item>
                          <text:p text:style-name="P81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2 : write to log ==&gt; acc<text:span text:style-name="T19">ount id</text:span></text:p>
              <text:list>
                <text:list-item>
                  <text:p text:style-name="P81">CODE : //code:20200902_135521 </text:p>
                </text:list-item>
                <text:list-item>
                  <text:p text:style-name="P81">TEST</text:p>
                  <text:list>
                    <text:list-item>
                      <text:p text:style-name="P81">==&gt; C:\Users\iwabuchiken\AppData\Roaming\MetaQuotes\Terminal\34B08C83A5AAE27A4079DE708E60511E\MQL4\Files\Logs\20200831_110825[eap-2.id-1].[AUDJPY-5].dir\[ea-4_tester-1].(20200507_140530).(combined-data).(20200902_135547_975877).dat</text:p>
                    </text:list-item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1682491016266926803" text:style-name="L38">
        <text:list-item>
          <text:p text:style-name="P82">TASK : session-7 (this) ==&gt; COMP</text:p>
        </text:list-item>
        <text:list-item>
          <text:p text:style-name="P82">TASK : continue → gen combined list : </text:p>
          <text:list>
            <text:list-item>
              <text:p text:style-name="P82">20200828_083759[eap-2.id-1].[AUDJPY-5].dir<text:tab/>note</text:p>
            </text:list-item>
            <text:list-item>
              <text:p text:style-name="P82">20200831_120104[eap-2.id-1].[AUDJPY-5].dir<text:tab/>desktop</text:p>
            </text:list-item>
            <text:list-item>
              <text:p text:style-name="P82">20200901_093932[eap-2.id-1].[AUDJPY-5].dir<text:tab/>desktop, <text:soft-page-break/>statemet → not yet</text:p>
            </text:list-item>
            <text:list-item>
              <text:p text:style-name="P82">20200901_XXXX<text:tab/>note</text:p>
            </text:list-item>
          </text:list>
        </text:list-item>
      </text:list>
      <text:p text:style-name="P9">[further]</text:p>
      <text:p text:style-name="P9"><text:line-break/><text:span text:style-name="T13">[/ XXX] 20200902_140826</text:span></text:p>
      <text:p text:style-name="P9"/>
      <text:p text:style-name="P16"/>
      <text:p text:style-name="P9"><text:span text:style-name="T12">6.2.4_7.1</text:span>---------------------------------------------------------------------------</text:p>
      <text:p text:style-name="P23">[8] res free# JVEMV6 44#6.2_X / 44. currency / 6. obs / 2. demo result data / 20200903_111321</text:p>
      <text:p text:style-name="P9"/>
      <text:p text:style-name="P9">[do] <text:span text:style-name="T2">#_ </text:span></text:p>
      <text:list xml:id="list1166916260477386863" text:style-name="L39">
        <text:list-item>
          <text:p text:style-name="P83">REVIEW </text:p>
        </text:list-item>
        <text:list-item>
          <text:p text:style-name="P83">TASK : continue → gen combined list : </text:p>
          <text:list>
            <text:list-item>
              <text:list>
                <text:list-item>
                  <text:p text:style-name="P83"><text:span text:style-name="T2">#_ </text:span>20200828_083759[eap-2.id-1].[AUDJPY-5].dir<text:tab/>note</text:p>
                </text:list-item>
                <text:list-item>
                  <text:p text:style-name="P102">20200831_120104[eap-2.id-1].[AUDJPY-5].dir<text:tab/>desktop</text:p>
                </text:list-item>
                <text:list-item>
                  <text:p text:style-name="P102">20200901_093932[eap-2.id-1].[AUDJPY-5].dir<text:tab/>desktop, statemet → not yet</text:p>
                </text:list-item>
                <text:list-item>
                  <text:p text:style-name="P102">20200901_XXXX<text:tab/>note</text:p>
                </text:list-item>
              </text:list>
            </text:list-item>
            <text:list-item>
              <text:p text:style-name="P83"><text:span text:style-name="T2">#_ </text:span>T-1.1 : 20200828_083759[eap-2.id-1].[AUDJPY-5].dir<text:tab/>note </text:p>
            </text:list-item>
          </text:list>
        </text:list-item>
      </text:list>
      <text:p text:style-name="P9"/>
      <text:p text:style-name="P9">[next]</text:p>
      <text:list xml:id="list1709825841665951990" text:style-name="L40">
        <text:list-item>
          <text:p text:style-name="P84">TASK : continue → gen combined list : </text:p>
          <text:list>
            <text:list-item>
              <text:list>
                <text:list-item>
                  <text:p text:style-name="P84"><text:soft-page-break/>20200831_120104[eap-2.id-1].[AUDJPY-5].dir<text:tab/>desktop</text:p>
                </text:list-item>
                <text:list-item>
                  <text:p text:style-name="P84">20200901_093932[eap-2.id-1].[AUDJPY-5].dir<text:tab/>desktop, statemet → not yet</text:p>
                </text:list-item>
                <text:list-item>
                  <text:p text:style-name="P84">20200901_XXXX<text:tab/>note</text:p>
                </text:list-item>
              </text:list>
            </text:list-item>
          </text:list>
        </text:list-item>
        <text:list-item>
          <text:p text:style-name="P84">TASK : observation</text:p>
          <text:list>
            <text:list-item>
              <text:p text:style-name="P84">like this time, again, ==&gt; micro comparison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8</text:span>---------------------------------------------------------------------------</text:p>
      <text:p text:style-name="P23">[9] res free# JVEMV6 44#6.2_X / 44. currency / 6. obs / 2. demo result data / 20200904_105836</text:p>
      <text:p text:style-name="P9"/>
      <text:p text:style-name="P9">[do] <text:span text:style-name="T2">#_ </text:span></text:p>
      <text:list xml:id="list3393663367036625061" text:style-name="L41">
        <text:list-item>
          <text:p text:style-name="P85">REVIEW </text:p>
        </text:list-item>
        <text:list-item>
          <text:p text:style-name="P85">TASK : continue → gen combined list : </text:p>
          <text:list>
            <text:list-item>
              <text:list>
                <text:list-item>
                  <text:p text:style-name="P85"><text:span text:style-name="T2">#_ </text:span>20200831_120104[eap-2.id-1].[AUDJPY-5].dir<text:tab/>desktop</text:p>
                </text:list-item>
                <text:list-item>
                  <text:p text:style-name="P85"><text:span text:style-name="T2">#_ </text:span>20200901_093932[eap-2.id-1].[AUDJPY-5].dir<text:tab/>desktop, statemet → not yet</text:p>
                </text:list-item>
                <text:list-item>
                  <text:p text:style-name="P103">20200901_XXXX<text:tab/>note</text:p>
                </text:list-item>
              </text:list>
            </text:list-item>
            <text:list-item>
              <text:p text:style-name="P85"><text:span text:style-name="T2">#_ </text:span>T-1.1 : 20200831_120104[eap-2.id-1].[AUDJPY-5].dir<text:soft-page-break/><text:tab/>desktop </text:p>
            </text:list-item>
            <text:list-item>
              <text:p text:style-name="P85"><text:span text:style-name="T2">#_ </text:span>T-1.2 : 20200901_093932[eap-2.id-1].[AUDJPY-5].dir desktop, statemet → not yet</text:p>
              <text:list>
                <text:list-item>
                  <text:p text:style-name="P85"/>
                </text:list-item>
              </text:list>
            </text:list-item>
          </text:list>
        </text:list-item>
        <text:list-item>
          <text:p text:style-name="P85">TASK : observation</text:p>
          <text:list>
            <text:list-item>
              <text:p text:style-name="P85">like this time, again, ==&gt; micro comparison</text:p>
            </text:list-item>
          </text:list>
        </text:list-item>
      </text:list>
      <text:p text:style-name="P9">[next]</text:p>
      <text:list xml:id="list3262555634959423584" text:style-name="L42">
        <text:list-item>
          <text:p text:style-name="P86">TASK : 20200901_XXXX<text:tab/><text:tab/>note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9"><text:span text:style-name="T24">@@@</text:span></text:p>
      <text:p text:style-name="P9"><text:span text:style-name="T12">6.2.4_9</text:span>---------------------------------------------------------------------------</text:p>
      <text:p text:style-name="P23">[10] res free# JVEMV6 44#6.2_X / 44. currency / 6. obs / 2. demo result data / XXX</text:p>
      <text:p text:style-name="P9"/>
      <text:p text:style-name="P9">[do] <text:span text:style-name="T2">#_ </text:span></text:p>
      <text:list xml:id="list7276041683340901112" text:style-name="L51">
        <text:list-item>
          <text:p text:style-name="P91">REVIEW </text:p>
        </text:list-item>
        <text:list-item>
          <text:p text:style-name="P91">TASK-1</text:p>
        </text:list-item>
      </text:list>
      <text:p text:style-name="P9">[next]</text:p>
      <text:list xml:id="list7786438064807345935" text:style-name="L50">
        <text:list-item>
          <text:p text:style-name="P90">TASK</text:p>
        </text:list-item>
      </text:list>
      <text:p text:style-name="P9">[further]</text:p>
      <text:p text:style-name="P20"><text:line-break/><text:span text:style-name="T13">[/ XXX] </text:span></text:p>
      <text:p text:style-name="P9"><text:soft-page-break/></text:p>
      <text:p text:style-name="P9"/>
      <text:p text:style-name="P9"/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2">#_ </text:span></text:p>
      <text:list xml:id="list31659932" text:continue-list="list8628038244198026830" text:style-name="L27">
        <text:list-item>
          <text:p text:style-name="P71">REVIEW </text:p>
        </text:list-item>
        <text:list-item>
          <text:p text:style-name="P71">TASK-1</text:p>
        </text:list-item>
      </text:list>
      <text:p text:style-name="P9">[next]</text:p>
      <text:list xml:id="list2565480514581177524" text:style-name="L43">
        <text:list-item>
          <text:p text:style-name="P87">TASK</text:p>
        </text:list-item>
      </text:list>
      <text:p text:style-name="P9">[further]</text:p>
      <text:p text:style-name="P20"><text:lin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<text:soft-page-break/>20191224_114459</text:p>
      <text:list xml:id="list170151740420286547" text:style-name="L44">
        <text:list-item>
          <text:p text:style-name="P8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1659733" text:continue-numbering="true" text:style-name="L44">
        <text:list-item>
          <text:p text:style-name="P88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4251081828771099385" text:style-name="L45">
        <text:list-item>
          <text:p text:style-name="P41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3562600609499781345" text:style-name="L46">
              <text:list-item>
                <text:p text:style-name="P35">M – w &gt; a (new window)</text:p>
              </text:list-item>
              <text:list-item>
                <text:p text:style-name="P35">doc 2 : select → session number</text:p>
              </text:list-item>
              <text:list-item>
                <text:p text:style-name="P35">doc 1</text:p>
                <text:list>
                  <text:list-item>
                    <text:p text:style-name="P35">DUP → template</text:p>
                  </text:list-item>
                  <text:list-item>
                    <text:p text:style-name="P35">session num → paste</text:p>
                  </text:list-item>
                  <text:list-item>
                    <text:p text:style-name="P35">datetime ==&gt; change to “XXX”</text:p>
                  </text:list-item>
                  <text:list-item>
                    <text:p text:style-name="P35">session num → update</text:p>
                  </text:list-item>
                </text:list>
              </text:list-item>
              <text:list-item>
                <text:p text:style-name="P35">doc 2 : select → session string</text:p>
              </text:list-item>
              <text:list-item>
                <text:p text:style-name="P39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2795968457671886204" text:style-name="L47">
              <text:list-item>
                <text:p text:style-name="P36">commit</text:p>
                <text:list>
                  <text:list-item>
                    <text:p text:style-name="P36">jve</text:p>
                  </text:list-item>
                  <text:list-item>
                    <text:p text:style-name="P36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ext:soft-page-break/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40"><office:annotation office:name="__Annotation__8900_5646382082"><dc:creator>iwabuchi ken</dc:creator><dc:date>2020-06-18T17:30:51.82</dc:date><text:p text:style-name="P109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(comp)</text:span><text:span text:style-name="T22"> <text:s text:c="3"/></text:span><text:s text:c="11"/><text:span text:style-name="T6">[9] res free# JVEMV6 44#6.2_X / 44. currency / 6. obs / 2. demo result data / 20200904_105836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05</dc:date><text:p text:style-name="P109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6">[9] res free# JVEMV6 44#6.2_X / 44. currency / 6. obs / 2. demo result data / 20200904_105836</text:span></text:p>
          </table:table-cell>
        </table:table-row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05</dc:date><text:p text:style-name="P109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9] res free# JVEMV6 44#6.2_X / 44. currency / 6. obs / 2. demo result data / 20200904_105836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06</dc:date><text:p text:style-name="P109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9] res free# JVEMV6 44#6.2_X / 44. currency / 6. obs / 2. demo result data / 20200904_105836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3610961973651425911" text:style-name="L48">
              <text:list-item>
                <text:p text:style-name="P37">doc 1 : select → git push, echo</text:p>
              </text:list-item>
              <text:list-item>
                <text:p text:style-name="P37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7">close</text:p>
            <text:list xml:id="list6326395727884284285" text:style-name="L49">
              <text:list-item>
                <text:p text:style-name="P38">eclipse</text:p>
              </text:list-item>
              <text:list-item>
                <text:p text:style-name="P38">mt4</text:p>
              </text:list-item>
              <text:list-item>
                <text:p text:style-name="P38">folders</text:p>
              </text:list-item>
              <text:list-item>
                <text:p text:style-name="P38">sakura files</text:p>
              </text:list-item>
              <text:list-item>
                <text:p text:style-name="P38">docs</text:p>
              </text:list-item>
            </text:list>
          </table:table-cell>
          <table:covered-table-cell/>
        </table:table-row>
      </table:table>
      <text:list xml:id="list31668578" text:continue-list="list4251081828771099385" text:style-name="L45">
        <text:list-item>
          <text:p text:style-name="P41">git</text:p>
          <text:list>
            <text:list-item>
              <text:p text:style-name="P4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1657177" text:continue-numbering="true" text:style-name="L45">
        <text:list-item>
          <text:list>
            <text:list-item>
              <text:p text:style-name="P4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1641121" text:continue-numbering="true" text:style-name="L45">
        <text:list-item>
          <text:p text:style-name="P41"><text:soft-page-break/>move “<text:span text:style-name="T4">@@@</text:span>”</text:p>
        </text:list-item>
        <text:list-item>
          <text:p text:style-name="P89">DUP : template</text:p>
        </text:list-item>
      </text:list>
      <text:p text:style-name="P9"/>
      <text:p text:style-name="P9">/ ------------------------------------------------------- [STEPS : closing] 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04T11:43:55.94</dc:date>
    <dc:creator>iwabuchi ken</dc:creator>
    <meta:editing-duration>P10DT2H3M31S</meta:editing-duration>
    <meta:editing-cycles>1665</meta:editing-cycles>
    <meta:generator>OpenOffice/4.1.3$Win32 OpenOffice.org_project/413m1$Build-9783</meta:generator>
    <meta:document-statistic meta:table-count="16" meta:image-count="0" meta:object-count="9" meta:page-count="43" meta:paragraph-count="707" meta:word-count="3345" meta:character-count="259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